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H</mi>
      <mfenced open="(" close=")">
        <mrow>
          <msub>
            <mi>q</mi>
            <mn>1</mn>
          </msub>
          <mi>,</mi>
          <mo stretchy="false">…</mo>
          <mi>,</mi>
          <msub>
            <mi>q</mi>
            <mi>S</mi>
          </msub>
          <mi>,</mi>
          <mfrac>
            <mrow>
              <mo stretchy="false">∂</mo>
              <msub>
                <mi>F</mi>
                <mn>2</mn>
              </msub>
            </mrow>
            <mrow>
              <mo stretchy="false">∂</mo>
              <msub>
                <mi>q</mi>
                <mn>1</mn>
              </msub>
            </mrow>
          </mfrac>
          <mi>,</mi>
          <mo stretchy="false">…</mo>
          <mi>,</mi>
          <mfrac>
            <mrow>
              <mo stretchy="false">∂</mo>
              <msub>
                <mi>F</mi>
                <mn>2</mn>
              </msub>
            </mrow>
            <mrow>
              <mo stretchy="false">∂</mo>
              <msub>
                <mi>q</mi>
                <mi>S</mi>
              </msub>
            </mrow>
          </mfrac>
          <mi>,</mi>
          <mi>t</mi>
        </mrow>
      </mfenced>
      <mrow>
        <mi/>
        <mo stretchy="false">+</mo>
        <mi/>
      </mrow>
      <mfrac>
        <mrow>
          <mo stretchy="false">∂</mo>
          <msub>
            <mi>F</mi>
            <mn>2</mn>
          </msub>
        </mrow>
        <mrow>
          <mo stretchy="false">∂</mo>
          <mi>t</mi>
        </mrow>
      </mfrac>
      <mrow>
        <mi/>
        <mo stretchy="false">=</mo>
        <mi/>
      </mrow>
      <mn>0</mn>
    </mrow>
    <annotation encoding="StarMath 5.0">H left ( q_1 , dotslow , q_S , {partial F_2} over {partial q_1} , dotslow , {partial F_2} over {partial q_S} , t right ) `+` {partial F_2} over {partial t}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9:24:44.517000000</meta:creation-date>
    <meta:generator>LibreOffice/4.1.4.2$Windows_x86 LibreOffice_project/0a0440ccc0227ad9829de5f46be37cfb6edcf72</meta:generator>
  </office:meta>
</office:document-meta>
</file>